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paragraph-properties fo:text-align="center" fo:margin-bottom="0in"/>
      <style:text-properties fo:font-size="9pt" style:font-size-asian="9pt" style:font-size-complex="9pt"/>
    </style:style>
    <style:style style:name="P4" style:parent-style-name="Standard" style:family="paragraph">
      <style:paragraph-properties fo:text-align="center" fo:margin-bottom="0in"/>
      <style:text-properties fo:font-size="9pt" style:font-size-asian="9pt" style:font-size-complex="9pt" fo:language="en" fo:country="US"/>
    </style:style>
    <style:style style:name="P5" style:parent-style-name="Standard" style:family="paragraph">
      <style:paragraph-properties fo:text-align="center" fo:margin-bottom="0in"/>
      <style:text-properties fo:font-size="9pt" style:font-size-asian="9pt" style:font-size-complex="9pt" fo:language="en" fo:country="US"/>
    </style:style>
    <style:style style:name="P6" style:parent-style-name="Standard" style:family="paragraph">
      <style:paragraph-properties fo:text-align="center" fo:margin-bottom="0in"/>
      <style:text-properties fo:font-size="9pt" style:font-size-asian="9pt" style:font-size-complex="9pt"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P18" style:parent-style-name="Standard" style:family="paragraph">
      <style:paragraph-properties fo:text-align="center"/>
    </style:style>
    <style:style style:name="T19" style:parent-style-name="Absatz-Standardschriftart" style:family="text">
      <style:text-properties fo:language="en" fo:country="US"/>
    </style:style>
    <style:style style:name="P20" style:parent-style-name="Standard" style:family="paragraph">
      <style:paragraph-properties fo:text-align="center"/>
    </style:style>
    <style:style style:name="T21" style:parent-style-name="Absatz-Standardschriftart" style:family="text">
      <style:text-properties fo:language="en" fo:country="US"/>
    </style:style>
    <style:style style:name="P22" style:parent-style-name="Standard" style:family="paragraph">
      <style:paragraph-properties fo:text-align="center"/>
    </style:style>
    <style:style style:name="T23" style:parent-style-name="Absatz-Standardschriftart" style:family="text">
      <style:text-properties fo:language="en" fo:country="US"/>
    </style:style>
    <style:style style:name="P24" style:parent-style-name="Standard" style:family="paragraph">
      <style:paragraph-properties fo:text-align="center"/>
    </style:style>
    <style:style style:name="T25" style:parent-style-name="Absatz-Standardschriftart" style:family="text">
      <style:text-properties fo:language="en" fo:country="US"/>
    </style:style>
    <style:style style:name="P26" style:parent-style-name="Standard" style:family="paragraph">
      <style:paragraph-properties fo:text-align="center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no-wrap" fo:border="0.00694in solid #ffffff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no-wrap" fo:border="0.00694in solid #ffffff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no-wrap" fo:border="0.00694in solid #ffffff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no-wrap" fo:border="0.00694in solid #ffffff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0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draw:marker-start="a2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0694in solid #ffffff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5.25024in" svg:y="2.57192in" svg:width="1.21667in" svg:height="0.88611in" draw:z-index="251679744" draw:id="id0" draw:style-name="a1" draw:name="Rechteck 4" text:anchor-type="paragraph"><svg:title/><svg:desc/><text:p text:style-name="P3">Gyroscope</text:p><text:p text:style-name="P4">Return value:</text:p><text:p text:style-name="P5">Value for<text:s/>x, y, z<text:s/>axis</text:p><text:p text:style-name="P6">Temperature</text:p><draw:enhanced-geometry draw:type="non-primitive" svg:viewBox="0 0 21600 21600" draw:enhanced-path="M 0 0 L 21600 0 21600 21600 0 21600 Z N"/></draw:custom-shape></text:span><text:span text:style-name="T7"><draw:connector draw:type="line" svg:x1="5.44827in" svg:y1="2.90211in" svg:x2="4.7691in" svg:y2="2.91113in" draw:z-index="251680768" draw:id="id1" draw:style-name="a4" draw:name="Gerade Verbindung mit Pfeil 11" text:anchor-type="paragraph"><svg:title/><svg:desc/></draw:connector></text:span><text:span text:style-name="T8"><draw:frame draw:z-index="251681792" draw:id="id2" draw:style-name="a5" draw:name="Textfeld 15" text:anchor-type="paragraph" svg:x="4.7125in" svg:y="2.56248in" svg:width="0.38472in" svg:height="0.27361in" style:rel-width="scale" style:rel-height="scale"><draw:text-box><text:p text:style-name="Standard">i2c</text:p></draw:text-box><svg:title/><svg:desc/></draw:frame></text:span><text:span text:style-name="T9"><draw:connector draw:type="line" svg:x1="4.39927in" svg:y1="4.84585in" svg:x2="4.4083in" svg:y2="5.99724in" draw:z-index="251682816" draw:id="id3" draw:style-name="a7" draw:name="Gerade Verbindung mit Pfeil 17" text:anchor-type="paragraph"><svg:title/><svg:desc/></draw:connector></text:span><text:span text:style-name="T10"><draw:connector draw:type="line" svg:x1="2.825in" svg:y1="3.61495in" svg:x2="1.40069in" svg:y2="3.60593in" draw:z-index="251685888" draw:id="id4" draw:style-name="a9" draw:name="Gerade Verbindung mit Pfeil 21" text:anchor-type="paragraph"><svg:title/><svg:desc/></draw:connector></text:span><text:span text:style-name="T11"><draw:connector draw:type="line" svg:x1="4.37342in" svg:y1="2.30123in" svg:x2="4.38314in" svg:y2="1.27345in" draw:z-index="251684864" draw:id="id5" draw:style-name="a11" draw:name="Gerade Verbindung mit Pfeil 19" text:anchor-type="paragraph"><svg:title/><svg:desc/></draw:connector></text:span><text:span text:style-name="T12"><draw:connector draw:type="line" svg:x1="6.46831in" svg:y1="3.60899in" svg:x2="7.73567in" svg:y2="3.60899in" draw:z-index="251695104" draw:id="id6" draw:style-name="a13" draw:name="Gerade Verbindung mit Pfeil 28" text:anchor-type="paragraph"><svg:title/><svg:desc/></draw:connector></text:span><text:span text:style-name="T13"><draw:frame draw:z-index="251689984" draw:id="id7" draw:style-name="a14" draw:name="Textfeld 25" text:anchor-type="paragraph" svg:x="3.69429in" svg:y="5.54353in" svg:width="0.38403in" svg:height="0.27222in" style:rel-width="scale" style:rel-height="scale"><draw:text-box><text:p text:style-name="Standard">pwm</text:p></draw:text-box><svg:title/><svg:desc/></draw:frame></text:span><text:span text:style-name="T14"><draw:frame draw:z-index="251692032" draw:id="id8" draw:style-name="a15" draw:name="Textfeld 26" text:anchor-type="paragraph" svg:x="6.88926in" svg:y="3.64416in" svg:width="0.38403in" svg:height="0.27222in" style:rel-width="scale" style:rel-height="scale"><draw:text-box><text:p text:style-name="Standard">pwm</text:p></draw:text-box><svg:title/><svg:desc/></draw:frame></text:span><text:span text:style-name="T15"><draw:frame draw:z-index="251694080" draw:id="id9" draw:style-name="a16" draw:name="Textfeld 27" text:anchor-type="paragraph" svg:x="4.07479in" svg:y="1.56554in" svg:width="0.38403in" svg:height="0.27222in" style:rel-width="scale" style:rel-height="scale"><draw:text-box><text:p text:style-name="Standard">pwm</text:p></draw:text-box><svg:title/><svg:desc/></draw:frame></text:span><text:span text:style-name="T16"><draw:frame draw:z-index="251687936" draw:id="id10" draw:style-name="a17" draw:name="Textfeld 24" text:anchor-type="paragraph" svg:x="1.88679in" svg:y="3.80189in" svg:width="0.38403in" svg:height="0.27222in" style:rel-width="scale" style:rel-height="scale"><draw:text-box><text:p text:style-name="Standard">pwm</text:p></draw:text-box><svg:title/><svg:desc/></draw:frame></text:span><text:span text:style-name="T17"><draw:custom-shape svg:x="4.51356in" svg:y="5.79831in" svg:width="1.28264in" svg:height="1.22639in" draw:z-index="251659264" draw:id="id11" draw:style-name="a18" draw:name="Ellipse 5" text:anchor-type="paragraph"><svg:title/><svg:desc/><text:p text:style-name="P18">M4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9"><draw:custom-shape svg:x="4.53243in" svg:y="0.2603in" svg:width="1.28264in" svg:height="1.22639in" draw:z-index="251665408" draw:id="id12" draw:style-name="a19" draw:name="Ellipse 8" text:anchor-type="paragraph"><svg:title/><svg:desc/><text:p text:style-name="P20">M1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"><draw:custom-shape svg:x="7.47289in" svg:y="3.06882in" svg:width="1.28264in" svg:height="1.22639in" draw:z-index="251661312" draw:id="id13" draw:style-name="a20" draw:name="Ellipse 6" text:anchor-type="paragraph"><svg:title/><svg:desc/><text:p text:style-name="P22">M3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3"><draw:custom-shape svg:x="0.33767in" svg:y="2.9902in" svg:width="1.28264in" svg:height="1.22639in" draw:z-index="251663360" draw:id="id14" draw:style-name="a21" draw:name="Ellipse 7" text:anchor-type="paragraph"><svg:title/><svg:desc/><text:p text:style-name="P24">M2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5"><draw:custom-shape svg:x="2.57035in" svg:y="2.13852in" svg:width="4.02778in" svg:height="3.06597in" draw:z-index="251653120" draw:id="id15" draw:style-name="a22" draw:name="Rechteck 1" text:anchor-type="paragraph"><svg:title/><svg:desc/><text:p text:style-name="P26">Simple Flight Control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d2d2d2" draw:end-color="#c8c8c8" draw:start-intensity="100%" draw:end-intensity="100%"/>
    <draw:marker draw:name="a6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3" svg:viewBox="0 0 20 30" svg:d="m10 0-10 30h20z"/>
    <draw:marker draw:name="a12" svg:viewBox="0 0 20 30" svg:d="m10 0-10 30h20z"/>
  </office:styles>
  <office:automatic-styles>
    <style:page-layout style:name="PL0">
      <style:page-layout-properties fo:page-width="11in" fo:page-height="8.5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top</meta:initial-creator>
    <dc:creator>Laptop</dc:creator>
    <meta:creation-date>2015-06-19T12:10:00Z</meta:creation-date>
    <dc:date>2015-06-19T12:49:00Z</dc:date>
    <meta:template xlink:href="Normal" xlink:type="simple"/>
    <meta:editing-cycles>4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